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8" style:family="paragraph" style:parent-style-name="Heading_20_1">
      <style:text-properties style:font-name="Times New Roman" fo:font-size="12pt" style:font-size-asian="12pt" style:font-size-complex="12pt"/>
    </style:style>
    <style:style style:name="P19" style:family="paragraph" style:parent-style-name="Heading_20_2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0" style:family="paragraph" style:parent-style-name="Heading_20_2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1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5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6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7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Goiá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>Plano de Projeto - SVRI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5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oiânia, março de 2015</text:p>
      <text:p text:style-name="P2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Índice</text:p>
          </text:index-title>
          <text:p text:style-name="P15">1 – Introdução<text:tab/>2</text:p>
          <text:p text:style-name="P15"><text:s/>1.1 – Objetivo do documento<text:tab/>2</text:p>
          <text:p text:style-name="P16"><text:s/>1.2 – Público Alvo<text:tab/>3</text:p>
          <text:p text:style-name="P15">2 – Escopo do Projeto<text:tab/>3</text:p>
          <text:p text:style-name="P16"><text:s/>2.1 – Objetivos do projeto<text:tab/>3</text:p>
          <text:p text:style-name="P16"><text:s/>2.2 – Justificativa<text:tab/>3</text:p>
          <text:p text:style-name="P16"><text:s/>2.3 – Definição do Escopo<text:tab/>3</text:p>
          <text:p text:style-name="P15">3 – Ciclo de Vida/Metodologia<text:tab/>3</text:p>
          <text:p text:style-name="P16"><text:s/>3.1 – Ciclo de Vida e suas fases<text:tab/>3</text:p>
          <text:p text:style-name="P15">4 – Cronograma<text:tab/>3</text:p>
          <text:p text:style-name="P16"><text:s/>4.1 – Definição das atividades<text:tab/>3</text:p>
          <text:p text:style-name="P16"><text:s/>4.2 – Marcos do projeto<text:tab/>3</text:p>
          <text:p text:style-name="P15">5 – Recursos<text:tab/>3</text:p>
          <text:p text:style-name="P16"><text:s/>5.1 - Papéis<text:tab/>3</text:p>
          <text:p text:style-name="P16"><text:s/>5.2 - Tecnológicos<text:tab/>3</text:p>
          <text:p text:style-name="P16"><text:s/>5.3 - Ambiente de desenvolvimento<text:tab/>4</text:p>
          <text:p text:style-name="P15">6– Gerenciamento de Riscos<text:tab/>4</text:p>
          <text:p text:style-name="P15">7 – Plano de Gerência de Configuração<text:tab/>4</text:p>
          <text:p text:style-name="P15">8 – Plano de Comunicação<text:tab/>4</text:p>
          <text:p text:style-name="P15">9 – Viabilidade e Avaliação<text:tab/>4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7" text:outline-level="1"><text:soft-page-break/>1 – Introdução</text:h>
      <text:h text:style-name="P17" text:outline-level="1"><text:tab/>1.1 – Objetivo do documento</text:h>
      <text:p text:style-name="P11"><text:tab/><text:tab/><text:span text:style-name="T1">Será explicado o que é este documento, e quais as principais informações que serão </text:span><text:span text:style-name="T1"><text:tab/><text:tab/>encontradas nele.</text:span></text:p>
      <text:h text:style-name="P19" text:outline-level="2"><text:tab/>1.2 – Público Alvo</text:h>
      <text:list xml:id="list6510032779046743040" text:style-name="L1">
        <text:list-item>
          <text:list>
            <text:list-item>
              <text:list>
                <text:list-header>
                  <text:p text:style-name="P21">Definição dos possíveis usuários deste documento.</text:p>
                </text:list-header>
              </text:list>
            </text:list-item>
          </text:list>
        </text:list-item>
      </text:list>
      <text:list xml:id="list1598360016089522969" text:style-name="L2">
        <text:list-item>
          <text:list>
            <text:list-header>
              <text:p text:style-name="P22"/>
            </text:list-header>
          </text:list>
        </text:list-item>
      </text:list>
      <text:h text:style-name="P17" text:outline-level="1">2 – Escopo do Projeto</text:h>
      <text:h text:style-name="P19" text:outline-level="2"><text:tab/>2.1 – Objetivos do projeto</text:h>
      <text:p text:style-name="P11"><text:tab/><text:tab/><text:span text:style-name="T1">Os objetivos do projeto serão definidos, de forma a mostrar a ideia central do <text:tab/><text:tab/><text:tab/>software que será desenvolvido. </text:span></text:p>
      <text:h text:style-name="P19" text:outline-level="2"><text:span text:style-name="T1"><text:tab/></text:span><text:span text:style-name="T2">2.2</text:span><text:span text:style-name="T1"> – </text:span><text:span text:style-name="T2">Justificativa</text:span></text:h>
      <text:p text:style-name="P13"><text:tab/><text:tab/>As justificativas para a execução desse projeto são descritas.</text:p>
      <text:h text:style-name="P19" text:outline-level="2"><text:tab/>2.3 – Definição do Escopo</text:h>
      <text:list xml:id="list2614720877520509047" text:style-name="L3">
        <text:list-item>
          <text:list>
            <text:list-item>
              <text:list>
                <text:list-header>
                  <text:p text:style-name="P23">O escopo do projeto é definido, a partir dos requisitos obtidos do cliente e da análise da equipe de desenvolvimento. </text:p>
                </text:list-header>
              </text:list>
            </text:list-item>
          </text:list>
        </text:list-item>
      </text:list>
      <text:h text:style-name="P17" text:outline-level="1">3 – Ciclo de Vida/Metodologia</text:h>
      <text:h text:style-name="P19" text:outline-level="2"><text:tab/>3.1 – Ciclo de Vida e suas fases</text:h>
      <text:list xml:id="list6005425755532075742" text:style-name="L4">
        <text:list-item>
          <text:list>
            <text:list-item>
              <text:list>
                <text:list-header>
                  <text:p text:style-name="P24">Será definido o ciclo de vida que será utilizado no projeto, especificando quais são suas fases, atividades e entregáveis.</text:p>
                </text:list-header>
              </text:list>
            </text:list-item>
          </text:list>
        </text:list-item>
      </text:list>
      <text:h text:style-name="P17" text:outline-level="1">4 – Cronograma</text:h>
      <text:h text:style-name="P19" text:outline-level="2"><text:tab/>4.1 – Definição das atividades</text:h>
      <text:list xml:id="list6898419601918857119" text:style-name="L5">
        <text:list-item>
          <text:list>
            <text:list-item>
              <text:list>
                <text:list-header>
                  <text:p text:style-name="P25">Descreve todas as atividades que derão ser executadas para concluir o projeto organizando na estrutura do ciclo de vida escolhido para o projeto. Cada atividade deve apresentar quanto tempo e recurso serão necessários para finalizá-la. As atividades deverão ser encaixadas nas fases do ciclo de vida definido. Poderá ser utilizada uma EAP para definir estas atividades e o cronograma.</text:p>
                </text:list-header>
              </text:list>
            </text:list-item>
          </text:list>
        </text:list-item>
      </text:list>
      <text:h text:style-name="P20" text:outline-level="2"><text:tab/>4.2 – Marcos do projeto</text:h>
      <text:list xml:id="list2479695376449495792" text:style-name="L6">
        <text:list-item>
          <text:list>
            <text:list-item>
              <text:list>
                <text:list-header>
                  <text:p text:style-name="P26">São definidos os marcos para o controle de tempo e orçamento do projeto.</text:p>
                </text:list-header>
              </text:list>
            </text:list-item>
          </text:list>
        </text:list-item>
      </text:list>
      <text:p text:style-name="P12"/>
      <text:h text:style-name="P17" text:outline-level="1">5 – Recursos</text:h>
      <text:h text:style-name="P19" text:outline-level="2"><text:tab/>5.1 - Papéis</text:h>
      <text:list xml:id="list996468104399132950" text:style-name="L7">
        <text:list-item>
          <text:list>
            <text:list-item>
              <text:list>
                <text:list-header>
                  <text:p text:style-name="P27">São descritos todos os papéis necessários para a execução deste projeto de software. Além disso, serão descritos quem são os responsáveis por executar cada um dos <text:soft-page-break/>papéis. Deverá ser anexado o currículo de cada um dos responsáveis.</text:p>
                </text:list-header>
              </text:list>
            </text:list-item>
          </text:list>
        </text:list-item>
      </text:list>
      <text:h text:style-name="P19" text:outline-level="2"><text:tab/>5.2 - Tecnológicos</text:h>
      <text:list xml:id="list29464260" text:continue-numbering="true" text:style-name="L7">
        <text:list-item>
          <text:list>
            <text:list-item>
              <text:list>
                <text:list-header>
                  <text:p text:style-name="P27">São descritos todos os gastos do projeto em relação às tecnologias e equipamentos necessários para desenvolver o projeto de software.</text:p>
                </text:list-header>
              </text:list>
            </text:list-item>
          </text:list>
        </text:list-item>
      </text:list>
      <text:h text:style-name="P19" text:outline-level="2"><text:tab/>5.3 - Ambiente de desenvolvimento</text:h>
      <text:p text:style-name="P12"><text:tab/><text:tab/>São descritos todos os gastos do projeto em relação ao ambiente em que a equipe de <text:tab/><text:tab/>desenvolvimento irá utilizar para desenvolver o projeto de software.</text:p>
      <text:h text:style-name="P17" text:outline-level="1">6– Gerenciamento de Riscos</text:h>
      <text:p text:style-name="P12"><text:tab/>Todos os riscos ao projeto são descritos e é dada uma possível solução para cada um <text:tab/><text:tab/>deles. Estes, serão priorizados baseados no impacto e na probabilidade de ocorrência. Será <text:tab/>utilizado uma planilha definindo a forma como os riscos deverão ser descritos e quais <text:tab/>informações são necessárias.<text:tab/>O template da planilha está <text:a xlink:type="simple" xlink:href="../%5BTEMPLATE%5D%20Planilha%20de%20gerenciamento%20dos%20riscos.xlsx" text:style-name="Internet_20_link" text:visited-style-name="Visited_20_Internet_20_Link">aqui.</text:a></text:p>
      <text:h text:style-name="P17" text:outline-level="1">7 – Plano de Gerência de Configuração</text:h>
      <text:p text:style-name="P14"><text:tab/>Nesta seção serão identificados os dados relevantes para o projeto. Referenciar o plano de <text:tab/>gerência de configuração que será produzido. O template para o Plano de Gerência de <text:tab/>Configuração está <text:a xlink:type="simple" xlink:href="../%5BTEMPLATE%5D%20Plano%20de%20Gerenciamento%20de%20Configuração.odt" text:style-name="Internet_20_link" text:visited-style-name="Visited_20_Internet_20_Link">aqui.</text:a></text:p>
      <text:h text:style-name="P17" text:outline-level="1">8 – Plano de Comunicação</text:h>
      <text:p text:style-name="P12"><text:tab/>Nesta seção é mostrado todas as formas de comunicação entre a equipe de desenvolvimento <text:tab/>e o cliente. Além disso, o plano de projeto será revisado com os interessados e será aqui se <text:tab/>encontrará o compromisso registrado entre eles.</text:p>
      <text:p text:style-name="P12"/>
      <text:h text:style-name="P18" text:outline-level="1">9 – Viabilidade e Avaliação</text:h>
      <text:p text:style-name="P12"><text:tab/>Tendo em vista os recursos disponíveis, o escopo do projeto, o tempo e a capacitação da <text:tab/>equipe é feita uma análise para determinar se o projeto é viável e caso não o seja ajustes <text:tab/>deverão ser realizados com base nos dados adquiridos pela análise. Nesta seção será feita a <text:tab/>avaliação deste plano pelo interessados do projeto. Sendo assim, este deverá ter os <text:tab/>participantes da reunião de avaliação, e o resultado da avaliação, aprovada ou reprov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#ffffff" text:number-lines="false" text:line-number="0"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fo:background-color="#ffffff">
        <style:tab-stops>
          <style:tab-stop style:position="17cm" style:type="right" style:leader-style="dotted" style:leader-text="."/>
        </style:tab-stops>
        <style:background-image/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#ffffff">
        <style:tab-stops>
          <style:tab-stop style:position="16.501cm" style:type="right" style:leader-style="dotted" style:leader-text="."/>
        </style:tab-stops>
        <style:background-image/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30T15:33:17.84</meta:creation-date>
    <meta:editing-duration>PT1H18M33S</meta:editing-duration>
    <meta:editing-cycles>8</meta:editing-cycles>
    <meta:generator>OpenOffice/4.1.1$Win32 OpenOffice.org_project/411m6$Build-9775</meta:generator>
    <dc:date>2015-05-09T09:30:19.58</dc:date>
    <dc:creator>Daniel de Oliveira Vasconcelos</dc:creator>
    <meta:document-statistic meta:table-count="0" meta:image-count="0" meta:object-count="0" meta:page-count="4" meta:paragraph-count="60" meta:word-count="654" meta:character-count="3833"/>
  </office:meta>
</office:document-meta>
</file>